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67ab" officeooo:paragraph-rsid="000967ab"/>
    </style:style>
    <style:style style:name="P2" style:family="paragraph" style:parent-style-name="Standard">
      <style:text-properties officeooo:rsid="000cb787" officeooo:paragraph-rsid="000cb787"/>
    </style:style>
    <style:style style:name="P3" style:family="paragraph" style:parent-style-name="Standard">
      <style:text-properties officeooo:rsid="000dc893" officeooo:paragraph-rsid="000dc893"/>
    </style:style>
    <style:style style:name="P4" style:family="paragraph" style:parent-style-name="Standard">
      <style:text-properties officeooo:rsid="000967ab" officeooo:paragraph-rsid="000967ab"/>
    </style:style>
    <style:style style:name="T1" style:family="text">
      <style:text-properties officeooo:rsid="000a7bbc"/>
    </style:style>
    <style:style style:name="T2" style:family="text">
      <style:text-properties officeooo:rsid="000bc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Wingardium Leviosa Blo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ão Paulo</text:p>
      <text:p text:style-name="P1">2021</text:p>
      <text:p text:style-name="P1"><text:soft-page-break/>Justificativa</text:p>
      <text:p text:style-name="P1"/>
      <text:p text:style-name="P1"><text:tab/>Desde muito cedo sempre tive uma imensa paixão por livros, principalmente os voltados para a área de ficção e fantasia, mas sempre escutei das pessoas que estes não eram o tipo de leitura “adquada” <text:s/>e que nem me beneficiaria ou me traria “conhecimento”. </text:p>
      <text:p text:style-name="P1"><text:tab/><text:span text:style-name="T1">Inicialmente, também enxergava esse mundo da fantasia somente como uma história e nada mais, só que estava engano, pois o universo da fantasia, nos tras muitos conhecimento, uma diversidade de temas, por trás da história principal há varias histórias secundarias, tão imensas quanto a primeira, pois uma se interliga a outra, trazendo todo o universo da mágia e bruxaria, onde há vários momentos epicos e lutas emocionates, trazendo ao verdadeiro fãn do mundo de Harry Potter o quão emocionante e inpougante a histótia dos livros e filmes nos trás.</text:span></text:p>
      <text:p text:style-name="P1"><text:tab/><text:span text:style-name="T1">Partindo dessa pesperctiva, o projeto do Blog “Wingardium Leviosa Blog” trás consigo toda uma bagagem de um jovem que desde de muito cedo sempre foi facinado por livros de diversos tipos, mas principalmente pelo universo de Harry, onde ele se apoiou e se concretizou em muitas das suas atitudes e da sua formação da pessoa que é hoje, esse universo foi um dos motivos para a criação desse blog, voltado a todos os fans e “trouxas” do mundo de Harry Potter.</text:span></text:p>
      <text:p text:style-name="P1"><text:tab/><text:span text:style-name="T2">Por fim, o nome Wingarduim Leviosa, vem de um feitiço usado para fazer os objetos levitarem ou voarem, ensinado nos primeiros anos de estudos na Escola de Magia e Bruxaria de Hogwarts, o nome Wingardium Leviosa Blog, foi escolhito pois o objetivo principal que quero passar para o meu usuário, é que dentro dessa plataforma web, ele possa flutuar nos seus pensamentos e nas histórias de Harry, que ele possa voar em toda a imensidão de sentimentos que esse universo nos trá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Objetivo</text:p>
      <text:p text:style-name="P2"/>
      <text:p text:style-name="P2"><text:tab/>Contudo o objetivo final do projeto é a criação de web site, para todos os fãns de Harry Potter e seu universo da magia, demostranto que a plataforma não possui apenas o objetivo de atrair novos leitores, mas também, com objetivo de ensinar novas ações, demostrando como a literatura de fantasia, mais precisamente as que retratam romances com seres sobrenaturais, magia, contos de fadas, tais como Bruxos, elfos, Vampiros, dragões, Sereias entre muitos outros seres ficticios da serie Harry Potter da escrtora J.K. Rowling, poderá ser usada para favorecer e alegrar cada vez mais <text:s/>a literatura de fantasia, de uma maneira rápida, simples e gratuida para o meu leitor/fãm.</text:p>
      <text:p text:style-name="P2"><text:tab/>A escolha do tema, relacionado ao universo de Harry foi devida a minha adimiração e questionamentos sobre a quantidade de conteudos, informações e discussões há por trás desse universo, onde seria interresante a criação de um site para a troca de conhecimento de informações sobre o assunto, para que os fãns possam se comunicar e interagir com outros fãns da saga, uma plataforma onde possui diversos Quiz, Jogos e interações via postagens com outros membros. </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Requisitos</text:p>
      <text:p text:style-name="P3"/>
      <text:p text:style-name="P3">Tela de menu</text:p>
      <text:p text:style-name="P3"><text:tab/>O sistema deve possuir uma tela inicial, para que possa ser anexado diversos conteudos de texto e imagens.</text:p>
      <text:p text:style-name="P3"/>
      <text:p text:style-name="P3">Tela de Minha História</text:p>
      <text:p text:style-name="P3"><text:tab/>O sistema deve possuir uma tela de Minha História, para que possa apresentar o objetivo principal do site.</text:p>
      <text:p text:style-name="P3"/>
      <text:p text:style-name="P3">Tela de Cadastro</text:p>
      <text:p text:style-name="P3"><text:tab/>O sistema deve possuir uma tela para que o usuário possa se cadastrar.</text:p>
      <text:p text:style-name="P3"/>
      <text:p text:style-name="P3">Tela de Quiz</text:p>
      <text:p text:style-name="P3"><text:tab/>O sistema deve possuir uma tela de Quiz, onde se encontra todos os formulários para interação do usuário com o sistema.</text:p>
      <text:p text:style-name="P3"/>
      <text:p text:style-name="P3">Tela de Jogo</text:p>
      <text:p text:style-name="P3"><text:tab/>O sistema deve possuir uma tela de Jogos,onde se encontra alguns jogos matemáticos para a aprendizagem e divertimento do usuári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arcos do Projeto</text:p>
      <text:p text:style-name="P3"/>
      <text:p text:style-name="P3"><text:tab/>Projeto à ser entregue no dia 28 de Novembro de 2021, tendo totalk apoio com todos os professores academicos da Universidade até a entrega final do projeto.</text:p>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0T13:18:24.092834257</meta:creation-date>
    <dc:date>2021-12-02T15:35:28.847729937</dc:date>
    <meta:editing-duration>PT17M1S</meta:editing-duration>
    <meta:editing-cycles>3</meta:editing-cycles>
    <meta:generator>LibreOffice/6.4.7.2$Linux_X86_64 LibreOffice_project/40$Build-2</meta:generator>
    <meta:document-statistic meta:table-count="0" meta:image-count="0" meta:object-count="0" meta:page-count="5" meta:paragraph-count="25" meta:word-count="624" meta:character-count="3723" meta:non-whitespace-character-count="3106"/>
  </office:meta>
</office:document-meta>
</file>